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FA340F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e47c9" officeooo:paragraph-rsid="001e47c9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4in, 7.8098in, 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:</text:p>
      <text:p text:style-name="P1"/>
      <text:p text:style-name="P1"><draw:frame draw:style-name="fr1" draw:name="Image1" text:anchor-type="paragraph" svg:width="6.289in" svg:height="5.889in" draw:z-index="0"><draw:image xlink:href="Pictures/100002010000055600000300FA340F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3:48:01.972986263</meta:creation-date>
    <dc:date>2017-06-04T23:50:47.082462403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